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gumentMatcherStorageImpl.pop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umentMatcherStorageImpl.resetSt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rgumentMatcherStorageImpl.reportNo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rgumentMatcherStorageImpl.assertStateFor( String additionalMatcherName , int subMatchersCou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rgumentMatcherStorageImpl.report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rgumentMatcherStorageImpl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umentMatcherStorageImpl.validateSt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rgumentMatcherStorageImpl.pullLocalizedMatch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rgumentMatcherStorageImpl.reportMatcher( ArgumentMatcher &lt; ?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umentMatcherStorageImpl.reportAn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